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73f" officeooo:paragraph-rsid="000ca73f"/>
    </style:style>
    <style:style style:name="P2" style:family="paragraph" style:parent-style-name="Standard">
      <style:text-properties style:font-name="Roboto"/>
    </style:style>
    <style:style style:name="P3" style:family="paragraph" style:parent-style-name="Standard">
      <style:paragraph-properties fo:orphans="2" fo:widows="2"/>
      <style:text-properties fo:font-variant="normal" fo:text-transform="none" fo:color="#262626" style:font-name="Roboto" fo:font-size="8.25pt" fo:letter-spacing="normal" fo:font-style="normal" fo:font-weight="normal" loext:padding="0cm" loext:border="none"/>
    </style:style>
    <style:style style:name="P4" style:family="paragraph" style:parent-style-name="Standard">
      <style:text-properties fo:font-variant="normal" fo:text-transform="none" fo:color="#263238" style:font-name="Roboto" fo:font-size="9.75pt" fo:letter-spacing="normal" fo:font-style="normal" fo:font-weight="normal" officeooo:rsid="000fe6bc" officeooo:paragraph-rsid="000fe6bc"/>
    </style:style>
    <style:style style:name="P5" style:family="paragraph" style:parent-style-name="Standard">
      <style:text-properties fo:font-variant="normal" fo:text-transform="none" fo:color="#263238" style:font-name="Roboto" fo:font-size="9.75pt" fo:letter-spacing="normal" fo:font-style="normal" fo:font-weight="normal" officeooo:rsid="000fee68" officeooo:paragraph-rsid="000fee68"/>
    </style:style>
    <style:style style:name="P6" style:family="paragraph" style:parent-style-name="Standard">
      <style:text-properties fo:font-variant="normal" fo:text-transform="none" fo:color="#263238" style:font-name="Roboto" fo:font-size="9.75pt" fo:letter-spacing="normal" fo:font-style="normal" fo:font-weight="normal" officeooo:rsid="0013d136" officeooo:paragraph-rsid="0013d136"/>
    </style:style>
    <style:style style:name="P7" style:family="paragraph" style:parent-style-name="Standard">
      <style:paragraph-properties fo:orphans="2" fo:widows="2"/>
    </style:style>
    <style:style style:name="P8" style:family="paragraph" style:parent-style-name="Standard">
      <style:text-properties officeooo:rsid="000fe6bc" officeooo:paragraph-rsid="000fe6bc"/>
    </style:style>
    <style:style style:name="P9" style:family="paragraph" style:parent-style-name="Standard">
      <style:paragraph-properties fo:margin-left="0.106cm" fo:margin-right="0cm" fo:orphans="2" fo:widows="2" fo:text-indent="0cm" style:auto-text-indent="false"/>
    </style:style>
    <style:style style:name="P10" style:family="paragraph" style:parent-style-name="Standard">
      <style:paragraph-properties fo:margin-left="0.344cm" fo:margin-right="0.238cm" fo:margin-top="0cm" fo:margin-bottom="0.159cm" loext:contextual-spacing="false" style:line-height-at-least="0.423cm" fo:text-align="start" style:justify-single-word="false" fo:orphans="2" fo:widows="2" fo:text-indent="0cm" style:auto-text-indent="false" style:writing-mode="lr-tb"/>
      <style:text-properties style:font-name="Roboto" fo:font-size="9.75pt"/>
    </style:style>
    <style:style style:name="P11" style:family="paragraph" style:parent-style-name="Standard">
      <style:paragraph-properties fo:margin-left="0.344cm" fo:margin-right="0.238cm" fo:margin-top="0cm" fo:margin-bottom="0.159cm" loext:contextual-spacing="false" style:line-height-at-least="0.423cm" fo:orphans="2" fo:widows="2" fo:text-indent="0cm" style:auto-text-indent="false"/>
    </style:style>
    <style:style style:name="P12" style:family="paragraph" style:parent-style-name="Standard">
      <style:paragraph-properties fo:margin-left="0.344cm" fo:margin-right="0.238cm" fo:margin-top="0cm" fo:margin-bottom="0.159cm" loext:contextual-spacing="false" style:line-height-at-least="0.423cm" fo:orphans="2" fo:widows="2" fo:text-indent="0cm" style:auto-text-indent="false"/>
      <style:text-properties fo:font-variant="normal" fo:text-transform="none" fo:color="#263238" style:font-name="Roboto" fo:font-size="9.75pt" fo:letter-spacing="normal" fo:font-style="normal" fo:font-weight="normal" loext:padding="0cm" loext:border="none"/>
    </style:style>
    <style:style style:name="P13" style:family="paragraph" style:parent-style-name="Standard">
      <style:paragraph-properties fo:margin-top="0cm" fo:margin-bottom="0.159cm" loext:contextual-spacing="false" style:line-height-at-least="0.423cm" fo:orphans="2" fo:widows="2"/>
    </style:style>
    <style:style style:name="P14" style:family="paragraph" style:parent-style-name="Standard">
      <style:paragraph-properties fo:margin-top="0cm" fo:margin-bottom="0.159cm" loext:contextual-spacing="false" style:line-height-at-least="0.423cm" fo:text-align="start" style:justify-single-word="false" fo:orphans="2" fo:widows="2" style:writing-mode="lr-tb"/>
    </style:style>
    <style:style style:name="P15" style:family="paragraph" style:parent-style-name="Preformatted_20_Text">
      <style:text-properties officeooo:rsid="000fe6bc" officeooo:paragraph-rsid="000fe6bc"/>
    </style:style>
    <style:style style:name="P16" style:family="paragraph" style:parent-style-name="Standard">
      <style:text-properties fo:font-variant="normal" fo:text-transform="none" fo:color="#263238" style:font-name="Roboto" fo:font-size="9.75pt" fo:letter-spacing="normal" fo:font-style="normal" fo:font-weight="normal" officeooo:rsid="0013d136" officeooo:paragraph-rsid="0013d136"/>
    </style:style>
    <style:style style:name="P17" style:family="paragraph" style:parent-style-name="Standard">
      <style:text-properties fo:font-variant="normal" fo:text-transform="none" fo:color="#263238" style:font-name="Roboto" fo:font-size="9.75pt" fo:letter-spacing="normal" fo:font-style="normal" fo:font-weight="normal" officeooo:rsid="0014b468" officeooo:paragraph-rsid="0014b468"/>
    </style:style>
    <style:style style:name="T1" style:family="text">
      <style:text-properties fo:font-variant="normal" fo:text-transform="none" fo:color="#263238" style:font-name="Roboto" fo:font-size="9.75pt" fo:letter-spacing="normal" fo:font-style="normal" fo:font-weight="normal"/>
    </style:style>
    <style:style style:name="T2" style:family="text">
      <style:text-properties fo:font-variant="normal" fo:text-transform="none" fo:color="#263238" style:font-name="Roboto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63238" style:font-name="Roboto" fo:font-size="9.75pt" fo:letter-spacing="normal" fo:font-style="normal" fo:font-weight="normal" style:font-name-asian="Roboto" style:font-name-complex="Roboto" loext:padding="0cm" loext:border="none"/>
    </style:style>
    <style:style style:name="T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-0.079cm" svg:y="0cm" svg:width="0.185cm" draw:z-index="0">
        <draw:text-box fo:min-height="0.212cm">
          <text:p text:style-name="Text_20_body"/>
        </draw:text-box>
      </draw:frame>
      <text:p text:style-name="P1">Predict demand for 48 hrs</text:p>
      <text:p text:style-name="P1"/>
      <text:p text:style-name="P1"/>
      <text:section text:style-name="Sect1" text:name=":20.hw">
        <text:section text:style-name="Sect1" text:name=":2c.mw">
          <text:p text:style-name="P7"/>
          <text:section text:style-name="Sect1" text:name=":2c.ma">
            <text:p text:style-name="P9"/>
            <text:section text:style-name="Sect1" text:name=":2c.co">
              <text:p text:style-name="P7"/>
              <text:section text:style-name="Sect1" text:name=":2g.ma">
                <text:p text:style-name="P10"><text:bookmark text:name=":2g.co"/><text:line-break/>Let's chat on Hangouts!</text:p>
              </text:section>
              <text:section text:style-name="Sect1" text:name=":38.ma">
                <text:p text:style-name="P11"/>
                <text:section text:style-name="Sect1" text:name=":38.at">
                  <text:p text:style-name="P13"/>
                </text:section>
                <text:p text:style-name="P14"><text:bookmark text:name=":38.co"/><text:a xlink:type="simple" xlink:href="https://www.google.com/url?q=http://www.bom.gov.au/sa/observations/saall.shtml&amp;sa=D&amp;source=hangouts&amp;ust=1550033262109000&amp;usg=AFQjCNGS4rJW2FMErYY25metbO7r1a0GrA" office:target-frame-name="_blank" xlink:show="new" text:style-name="Internet_20_link" text:visited-style-name="Visited_20_Internet_20_Link"><text:span text:style-name="T2">http://www.bom.gov.au/sa/observations/saall.shtml</text:span></text:a></text:p>
              </text:section>
              <text:section text:style-name="Sect1" text:name=":3e.ma">
                <text:p text:style-name="P12"/>
                <text:section text:style-name="Sect1" text:name=":3e.at">
                  <text:p text:style-name="P13"/>
                </text:section>
                <text:p text:style-name="P14"><text:bookmark text:name=":3e.co"/><text:a xlink:type="simple" xlink:href="https://www.google.com/url?q=http://aemo.com.au/Electricity/National-Electricity-Market-NEM/Data-dashboard&amp;sa=D&amp;source=hangouts&amp;ust=1550033278235000&amp;usg=AFQjCNHs3_fZs-TMHHYWSU6UqplRJ8Ul8A" office:target-frame-name="_blank" xlink:show="new" text:style-name="Internet_20_link" text:visited-style-name="Visited_20_Internet_20_Link"><text:span text:style-name="T3">http://aemo.com.au/Electricity/National-Electricity-Market-NEM/Data-dashboard</text:span></text:a></text:p>
              </text:section>
            </text:section>
            <text:p text:style-name="P3"><text:bookmark text:name=":2c.na"/>Aravind Reddy • <text:bookmark text:name=":2c.ti"/>1 min</text:p>
          </text:section>
        </text:section>
      </text:section>
      <text:section text:style-name="Sect1" text:name=":2b.av">
        <text:p text:style-name="Standard"/>
        <text:section text:style-name="Sect1" text:name=":28.a">
          <text:p text:style-name="P2"><text:line-break/></text:p>
        </text:section>
      </text:section>
      <text:p text:style-name="P1"/>
      <text:p text:style-name="P1"/>
      <text:p text:style-name="P1"/>
      <text:p text:style-name="P1"/>
      <text:p text:style-name="P8">Mysql</text:p>
      <text:p text:style-name="P8"/>
      <text:p text:style-name="P8"><text:span text:style-name="T1">host = '127.0.0.1'</text:span><text:line-break/><text:span text:style-name="T1">user = 'admin_fsck'</text:span><text:line-break/><text:span text:style-name="T1">password = 'password_fsck'</text:span><text:line-break/><text:span text:style-name="T1">database = 'TEST'</text:span></text:p>
      <text:p text:style-name="P4"/>
      <text:p text:style-name="P4"/>
      <text:p text:style-name="P4"/>
      <text:p text:style-name="P15"><text:span text:style-name="Source_20_Text"><text:span text:style-name="T4">mysql -u USERNAME -pPASSWORD -h HOSTNAMEORIP DATABASENAME </text:span></text:span></text:p>
      <text:p text:style-name="P5">mysql -u admin_fsck -p password_fsck -h 127.0.0.1 TEST</text:p>
      <text:p text:style-name="P5"/>
      <text:p text:style-name="P5"/>
      <text:p text:style-name="P5"/>
      <text:p text:style-name="P6">Importtant links :-</text:p>
      <text:p text:style-name="P6"/>
      <text:p text:style-name="P6">1) <text:a xlink:type="simple" xlink:href="http://www.bom.gov.au/sa/observations/saall.shtml" text:style-name="Internet_20_link" text:visited-style-name="Visited_20_Internet_20_Link">http://www.bom.gov.au/sa/observations/saall.shtml</text:a></text:p>
      <text:p text:style-name="P6">2) <text:a xlink:type="simple" xlink:href="http://aemo.com.au/Electricity/National-Electricity-Market-NEM/Data-dashboard" text:style-name="Internet_20_link" text:visited-style-name="Visited_20_Internet_20_Link">http://aemo.com.au/Electricity/National-Electricity-Market-NEM/Data-dashboard</text:a></text:p>
      <text:p text:style-name="P17">3) http://nemweb.com.au/#dispatch-sc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0:18:39.912384770</meta:creation-date>
    <dc:date>2019-02-28T17:47:42.346425125</dc:date>
    <meta:editing-duration>P1DT1H32M1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53" meta:character-count="587" meta:non-whitespace-character-count="544"/>
  </office:meta>
</office:document-meta>
</file>